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  <style:text-properties fo:color="#FFFFFF"/>
    </style:style>
    <style:style style:name="ce4" style:family="table-cell" style:parent-style-name="Default" style:data-style-name="N0">
      <style:table-cell-properties fo:background-color="#F6F9D4"/>
    </style:style>
    <style:style style:name="ce5" style:family="table-cell" style:parent-style-name="Default" style:data-style-name="N0">
      <style:table-cell-properties fo:background-color="#2A6099"/>
      <style:text-properties fo:color="#FFFFFF"/>
    </style:style>
    <style:style style:name="ce6" style:family="table-cell" style:parent-style-name="Default" style:data-style-name="N0">
      <style:table-cell-properties fo:background-color="#DDDDDD"/>
    </style:style>
    <style:style style:name="ce7" style:family="table-cell" style:parent-style-name="Default" style:data-style-name="N0">
      <style:table-cell-properties fo:background-color="#FFBF00"/>
    </style:style>
    <style:style style:name="ce8" style:family="table-cell" style:parent-style-name="Default" style:data-style-name="N0">
      <style:table-cell-properties fo:background-color="#FFBF00"/>
      <style:text-properties style:font-name="Liberation Sans1" style:font-name-asian="Liberation Sans1" style:font-name-complex="Liberation Sans1"/>
    </style:style>
    <style:style style:name="ce9" style:family="table-cell" style:parent-style-name="Default" style:data-style-name="N0">
      <style:table-cell-properties fo:background-color="#000000"/>
      <style:text-properties fo:color="#FFFFFF" style:font-name="Liberation Sans1" style:font-name-asian="Liberation Sans1" style:font-name-complex="Liberation Sans1"/>
    </style:style>
    <style:style style:name="ce10" style:family="table-cell" style:parent-style-name="Default" style:data-style-name="N0">
      <style:table-cell-properties fo:background-color="#000000"/>
      <style:text-properties fo:color="#FFFFFF"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fo:background-color="#FFF2CC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6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0187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2">
            <text:p>moment of inertia measurements</text:p>
          </table:table-cell>
          <table:table-cell table:number-columns-repeated="5" table:style-name="ce1"/>
          <table:table-cell office:value-type="string" table:style-name="ce2">
            <text:p>pulley radius</text:p>
          </table:table-cell>
          <table:table-cell office:value-type="string" table:style-name="ce1">
            <text:p>length (cm)</text:p>
          </table:table-cell>
          <table:table-cell table:number-columns-repeated="16376" table:style-name="ce1"/>
        </table:table-row>
        <table:table-row table:style-name="ro2">
          <table:table-cell table:style-name="ce3"/>
          <table:table-cell office:value-type="string" table:style-name="ce3">
            <text:p>mass (g)</text:p>
          </table:table-cell>
          <table:table-cell office:value-type="string" table:style-name="ce3">
            <text:p>d<text:span text:style-name="T3">inner<text:s/></text:span>(cm)</text:p>
          </table:table-cell>
          <table:table-cell office:value-type="string" table:style-name="ce3">
            <text:p>d<text:span text:style-name="T3">outer</text:span><text:s/>(cm)</text:p>
          </table:table-cell>
          <table:table-cell office:value-type="string" table:style-name="ce3">
            <text:p>I<text:span text:style-name="T4">theo</text:span></text:p>
          </table:table-cell>
          <table:table-cell table:style-name="ce1"/>
          <table:table-cell office:value-type="string" table:style-name="ce3">
            <text:p>d<text:span text:style-name="T3">pulley</text:span><text:s/><text:span text:style-name="T3">+ string</text:span></text:p>
          </table:table-cell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5">
            <text:p>disk</text:p>
          </table:table-cell>
          <table:table-cell table:style-name="ce4"/>
          <table:table-cell table:style-name="ce6"/>
          <table:table-cell table:style-name="ce4"/>
          <table:table-cell office:value-type="float" office:value="0" table:formula="of:=0.5*([.B3]/1000)*((([.D3]/2)/100)^2)" table:style-name="ce7">
            <text:p>0</text:p>
          </table:table-cell>
          <table:table-cell table:style-name="ce1"/>
          <table:table-cell office:value-type="string" table:style-name="ce3">
            <text:p>d<text:span text:style-name="T3">pulley</text:span></text:p>
          </table:table-cell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5">
            <text:p>hollow cylinder</text:p>
          </table:table-cell>
          <table:table-cell table:style-name="ce4"/>
          <table:table-cell office:value-type="float" office:value="10.686" table:style-name="ce4">
            <text:p>10.686</text:p>
          </table:table-cell>
          <table:table-cell table:style-name="ce4"/>
          <table:table-cell office:value-type="float" office:value="0" table:formula="of:=0.5*([.B4]/1000)*((([.D4]/2)/100)^2+ (([.C4]/2)/100)^2)" table:style-name="ce7">
            <text:p>0</text:p>
          </table:table-cell>
          <table:table-cell table:style-name="ce1"/>
          <table:table-cell office:value-type="string" table:style-name="ce3">
            <text:p>r<text:span text:style-name="T4">pulley</text:span></text:p>
          </table:table-cell>
          <table:table-cell office:value-type="float" office:value="0" table:formula="of:=AVERAGE([.H2:.H3])/2" table:style-name="ce7">
            <text:p>#DIV/0!</text:p>
          </table:table-cell>
          <table:table-cell office:value-type="string" table:style-name="ce8">
            <text:p>±</text:p>
          </table:table-cell>
          <table:table-cell office:value-type="float" office:value="0" table:formula="of:=STDEV([.H2:.H3])/SQRT(2)" table:style-name="ce7">
            <text:p>#DIV/0!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5">
            <text:p>disk vert</text:p>
          </table:table-cell>
          <table:table-cell office:value-type="float" office:value="0" table:formula="of:=[.B3]" table:style-name="ce7">
            <text:p>0</text:p>
          </table:table-cell>
          <table:table-cell table:style-name="ce6"/>
          <table:table-cell office:value-type="float" office:value="22.880000000000003" table:formula="of:=28.1-5.22" table:style-name="ce7">
            <text:p>22.88</text:p>
          </table:table-cell>
          <table:table-cell office:value-type="float" office:value="0" table:formula="of:=0.25*([.B5]/1000)*((([.D5]/2)/100)^2)" table:style-name="ce7">
            <text:p>0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rotational acceleration</text:p>
          </table:table-cell>
          <table:table-cell table:number-columns-repeated="11" table:style-name="ce1"/>
          <table:table-cell office:value-type="string" table:style-name="ce1">
            <text:p>uncertainty for scale is 0.01g</text:p>
          </table:table-cell>
          <table:table-cell table:number-columns-repeated="16371" table:style-name="ce1"/>
        </table:table-row>
        <table:table-row table:style-name="ro2">
          <table:table-cell table:style-name="ce3"/>
          <table:table-cell office:value-type="string" table:style-name="ce3">
            <text:p>m<text:span text:style-name="T3">hanging</text:span><text:s/>(g)</text:p>
          </table:table-cell>
          <table:table-cell office:value-type="string" table:style-name="ce3">
            <text:p>accel (m/s<text:span text:style-name="T5">2</text:span>)</text:p>
          </table:table-cell>
          <table:table-cell office:value-type="string" table:style-name="ce3">
            <text:p>m<text:span text:style-name="T3">friction</text:span><text:s/>(g)</text:p>
          </table:table-cell>
          <table:table-cell office:value-type="string" table:style-name="ce3">
            <text:p>R<text:span text:style-name="T3">pulley<text:s/></text:span>(m)</text:p>
          </table:table-cell>
          <table:table-cell office:value-type="string" table:style-name="ce9">
            <text:p>Δ<text:span text:style-name="T2">m (kg)</text:span></text:p>
          </table:table-cell>
          <table:table-cell office:value-type="string" table:style-name="ce3">
            <text:p>I<text:span text:style-name="T3">exp</text:span></text:p>
          </table:table-cell>
          <table:table-cell office:value-type="string" table:style-name="ce10">
            <text:p>ẟm (kg)</text:p>
          </table:table-cell>
          <table:table-cell office:value-type="string" table:style-name="ce10">
            <text:p>ẟR<text:span text:style-name="T7">pulley<text:s/></text:span>(m)</text:p>
          </table:table-cell>
          <table:table-cell office:value-type="string" table:style-name="ce10">
            <text:p>ẟa (m/s<text:span text:style-name="T5">2</text:span><text:span text:style-name="T1">)</text:span></text:p>
          </table:table-cell>
          <table:table-cell office:value-type="string" table:style-name="ce10">
            <text:p>ẟI<text:span text:style-name="T7">exp</text:span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d + hc + n</text:p>
          </table:table-cell>
          <table:table-cell table:number-columns-repeated="3" table:style-name="ce4"/>
          <table:table-cell office:value-type="float" office:value="0" table:formula="of:=[.H4] /100" table:style-name="ce7">
            <text:p>#DIV/0!</text:p>
          </table:table-cell>
          <table:table-cell office:value-type="float" office:value="0" table:formula="of:=([.B10]-[.D10])/1000" table:style-name="ce7">
            <text:p>0</text:p>
          </table:table-cell>
          <table:table-cell office:value-type="float" office:value="0" table:formula="of:=([.F10])*([.E10]^2)*((9.8006/[.C10])-1)" table:style-name="ce7">
            <text:p>#DIV/0!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0" table:formula="of:=[.J4]/100" table:style-name="ce7">
            <text:p>#DIV/0!</text:p>
          </table:table-cell>
          <table:table-cell table:style-name="ce4"/>
          <table:table-cell office:value-type="float" office:value="0" table:formula="of:=SQRT( ([.I10]^2 * ((9.8006/[.C10]) - 1) * [.H10])^2 + (2 * [.F10] * [.E10] * ((9.8006/[.C10]) - 1) * [.I10])^2 + ([.F10] * ([.E10]^2) * (-9.8006/([.C10]^2)) * [.J10])^2)" table:style-name="ce7">
            <text:p>#DIV/0!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d + n</text:p>
          </table:table-cell>
          <table:table-cell table:number-columns-repeated="3" table:style-name="ce4"/>
          <table:table-cell office:value-type="float" office:value="0" table:formula="of:=[.E10]" table:style-name="ce7">
            <text:p>#DIV/0!</text:p>
          </table:table-cell>
          <table:table-cell office:value-type="float" office:value="0" table:formula="of:=([.B11]-[.D11])/1000" table:style-name="ce7">
            <text:p>0</text:p>
          </table:table-cell>
          <table:table-cell office:value-type="float" office:value="0" table:formula="of:=([.F11])*([.E11]^2)*((9.8006/[.C11])-1)" table:style-name="ce7">
            <text:p>#DIV/0!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0" table:formula="of:=[.I10]" table:style-name="ce7">
            <text:p>#DIV/0!</text:p>
          </table:table-cell>
          <table:table-cell table:style-name="ce4"/>
          <table:table-cell office:value-type="float" office:value="0" table:formula="of:=SQRT( ([.I11]^2 * ((9.8006/[.C11]) - 1) * [.H11])^2 + (2 * [.F11] * [.E11] * ((9.8006/[.C11]) - 1) * [.I11])^2 + ([.F11] * ([.E11]^2) * (-9.8006/([.C11]^2)) * [.J11])^2)" table:style-name="ce7">
            <text:p>#DIV/0!</text:p>
          </table:table-cell>
          <table:table-cell table:number-columns-repeated="4" table:style-name="ce1"/>
          <table:table-cell office:value-type="float" office:value="0" table:formula="of:=[.G11]-[.G12]" table:style-name="ce1">
            <text:p>#DIV/0!</text:p>
          </table:table-cell>
          <table:table-cell table:number-columns-repeated="16368"/>
        </table:table-row>
        <table:table-row table:style-name="ro1">
          <table:table-cell office:value-type="string" table:style-name="ce5">
            <text:p>n</text:p>
          </table:table-cell>
          <table:table-cell table:number-columns-repeated="3" table:style-name="ce4"/>
          <table:table-cell office:value-type="float" office:value="0" table:formula="of:=[.E11]" table:style-name="ce7">
            <text:p>#DIV/0!</text:p>
          </table:table-cell>
          <table:table-cell office:value-type="float" office:value="0" table:formula="of:=([.B12]-[.D12])/1000" table:style-name="ce7">
            <text:p>0</text:p>
          </table:table-cell>
          <table:table-cell office:value-type="float" office:value="0" table:formula="of:=([.F12])*([.E12]^2)*((9.8006/[.C12])-1)" table:style-name="ce7">
            <text:p>#DIV/0!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0" table:formula="of:=[.I11]" table:style-name="ce7">
            <text:p>#DIV/0!</text:p>
          </table:table-cell>
          <table:table-cell table:style-name="ce4"/>
          <table:table-cell office:value-type="float" office:value="0" table:formula="of:=SQRT( ([.I12]^2 * ((9.8006/[.C12]) - 1) * [.H12])^2 + (2 * [.F12] * [.E12] * ((9.8006/[.C12]) - 1) * [.I12])^2 + ([.F12] * ([.E12]^2) * (-9.8006/([.C12]^2)) * [.J12])^2)" table:style-name="ce7">
            <text:p>#DIV/0!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<text:span text:style-name="T1">d</text:span><text:span text:style-name="T4">vert<text:s/></text:span><text:span text:style-name="T1">+ n</text:span></text:p>
          </table:table-cell>
          <table:table-cell table:number-columns-repeated="3" table:style-name="ce4"/>
          <table:table-cell office:value-type="float" office:value="0" table:formula="of:=[.E12]" table:style-name="ce7">
            <text:p>#DIV/0!</text:p>
          </table:table-cell>
          <table:table-cell office:value-type="float" office:value="0" table:formula="of:=([.B13]-[.D13])/1000" table:style-name="ce7">
            <text:p>0</text:p>
          </table:table-cell>
          <table:table-cell office:value-type="float" office:value="0" table:formula="of:=([.F13])*([.E13]^2)*((9.8006/[.C13])-1)" table:style-name="ce7">
            <text:p>#DIV/0!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0" table:formula="of:=[.I12]" table:style-name="ce7">
            <text:p>#DIV/0!</text:p>
          </table:table-cell>
          <table:table-cell table:style-name="ce4"/>
          <table:table-cell office:value-type="float" office:value="0" table:formula="of:=SQRT( ([.I13]^2 * ((9.8006/[.C13]) - 1) * [.H13])^2 + (2 * [.F13] * [.E13] * ((9.8006/[.C13]) - 1) * [.I13])^2 + ([.F13] * ([.E13]^2) * (-9.8006/([.C13]^2)) * [.J13])^2)" table:style-name="ce7">
            <text:p>#DIV/0!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perimental moment of inertia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office:value-type="string" table:style-name="ce3">
            <text:p>I<text:span text:style-name="T3">exp</text:span></text:p>
          </table:table-cell>
          <table:table-cell office:value-type="string" table:style-name="ce10">
            <text:p>ẟI<text:span text:style-name="T7">exp</text:span></text:p>
          </table:table-cell>
          <table:table-cell office:value-type="string" table:style-name="ce3">
            <text:p>% dif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d</text:p>
          </table:table-cell>
          <table:table-cell office:value-type="float" office:value="0" table:formula="of:=[.G11]-[.G12]" table:style-name="ce7">
            <text:p>#DIV/0!</text:p>
          </table:table-cell>
          <table:table-cell office:value-type="float" office:value="0" table:formula="of:=SQRT([.K11]^2 + [.K12]^2)" table:style-name="ce7">
            <text:p>#DIV/0!</text:p>
          </table:table-cell>
          <table:table-cell office:value-type="float" office:value="0" table:formula="of:=ABS([.E3]-[.B17])/AVERAGE([.E3];[.B17])*100" table:style-name="ce7">
            <text:p>#DIV/0!</text:p>
          </table:table-cell>
          <table:table-cell table:number-columns-repeated="7" table:style-name="ce1"/>
          <table:table-cell table:style-name="ce1">
            <draw:frame draw:z-index="1" draw:id="id0" draw:style-name="a4" draw:name="TextBox 1" svg:x="0.53125in" svg:y="0.11458in" svg:width="2in" svg:height="0.29167in">
              <draw:text-box>
                <text:p text:style-name="a1" text:class-names="" text:cond-style-name=""><text:span text:style-name="a0" text:class-names="">Theoretical Error Prop Ring</text:span></text:p>
                <text:p text:style-name="a3" text:class-names="" text:cond-style-name=""><text:span text:style-name="a2" text:class-names=""/></text:p>
              </draw:text-box>
              <svg:title/>
              <svg:desc/>
            </draw:frame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hc</text:p>
          </table:table-cell>
          <table:table-cell office:value-type="float" office:value="0" table:formula="of:=[.G10]-[.G11]" table:style-name="ce7">
            <text:p>#DIV/0!</text:p>
          </table:table-cell>
          <table:table-cell office:value-type="float" office:value="0" table:formula="of:=SQRT([.K10]^2 + [.K11]^2)" table:style-name="ce7">
            <text:p>#DIV/0!</text:p>
          </table:table-cell>
          <table:table-cell office:value-type="float" office:value="0" table:formula="of:=ABS([.E4]-[.B18])/AVERAGE([.E4];[.B18])*100" table:style-name="ce7">
            <text:p>#DIV/0!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<text:span text:style-name="T4">vert</text:span></text:p>
          </table:table-cell>
          <table:table-cell office:value-type="float" office:value="0" table:formula="of:=[.G13]-[.G12]" table:style-name="ce7">
            <text:p>#DIV/0!</text:p>
          </table:table-cell>
          <table:table-cell office:value-type="float" office:value="0" table:formula="of:=SQRT([.K13]^2 + [.K12]^2)" table:style-name="ce8">
            <text:p>#DIV/0!</text:p>
          </table:table-cell>
          <table:table-cell office:value-type="float" office:value="0" table:formula="of:=ABS([.E5]-[.B19])/AVERAGE([.E5];[.B19])*100" table:style-name="ce7">
            <text:p>#DIV/0!</text:p>
          </table:table-cell>
          <table:table-cell table:number-columns-repeated="16380" table:style-name="ce1"/>
        </table:table-row>
        <table:table-row table:style-name="ro2">
          <table:table-cell table:number-columns-repeated="10" table:style-name="ce1"/>
          <table:table-cell office:value-type="string" table:style-name="ce3">
            <text:p>R1(deriv)kgm</text:p>
          </table:table-cell>
          <table:table-cell office:value-type="string" table:style-name="ce3">
            <text:p>R2(deriv)kgm</text:p>
          </table:table-cell>
          <table:table-cell office:value-type="string" table:style-name="ce3">
            <text:p>M(Deriv)</text:p>
          </table:table-cell>
          <table:table-cell office:value-type="string" table:style-name="ce3">
            <text:p>m (kg)</text:p>
          </table:table-cell>
          <table:table-cell office:value-type="string" table:style-name="ce10">
            <text:p>ẟR1<text:span text:style-name="T7"><text:s/></text:span>(m)</text:p>
          </table:table-cell>
          <table:table-cell office:value-type="string" table:style-name="ce10">
            <text:p>ẟR2<text:span text:style-name="T7"><text:s/></text:span>(m)</text:p>
          </table:table-cell>
          <table:table-cell office:value-type="string" table:style-name="ce3">
            <text:p>ẟI<text:span text:style-name="T3">theory</text:span>ring</text:p>
          </table:table-cell>
          <table:table-cell table:number-columns-repeated="16367"/>
        </table:table-row>
        <table:table-row table:style-name="ro1">
          <table:table-cell table:number-columns-repeated="10" table:style-name="ce1"/>
          <table:table-cell office:value-type="float" office:value="0" table:formula="of:=([.B4]/1000)*([.C4]/100)" table:style-name="ce11">
            <text:p>0</text:p>
          </table:table-cell>
          <table:table-cell office:value-type="float" office:value="0" table:formula="of:=([.B4]/1000)*([.D4]/100)" table:style-name="ce11">
            <text:p>0</text:p>
          </table:table-cell>
          <table:table-cell office:value-type="float" office:value="5.7095297999999999E-3" table:formula="of:=0.5*([.C4]/100)^2 +0.5*([.D4]/100)^2" table:style-name="ce11">
            <text:p>0.00570953</text:p>
          </table:table-cell>
          <table:table-cell office:value-type="float" office:value="1E-4" table:formula="of:=0.01/100" table:style-name="ce11">
            <text:p>0.0001</text:p>
          </table:table-cell>
          <table:table-cell office:value-type="float" office:value="1.0000000000000001E-5" table:formula="of:=0.001/100" table:style-name="ce11">
            <text:p>0.00001</text:p>
          </table:table-cell>
          <table:table-cell office:value-type="float" office:value="1.0000000000000001E-5" table:formula="of:=0.001/100" table:style-name="ce11">
            <text:p>0.00001</text:p>
          </table:table-cell>
          <table:table-cell office:value-type="float" office:value="5.7095298000000002E-7" table:formula="of:=SQRT([.M21]^2*[.N21]^2+[.K21]^2*[.O21]^2+[.L21]^2*[.P21]^2)" table:style-name="ce11">
            <text:p>5.70953E-07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table:style-name="ce1">
            <draw:frame draw:z-index="2" draw:id="id1" draw:style-name="a9" draw:name="TextBox 2" svg:x="0.26042in" svg:y="0.0625in" svg:width="2.69791in" svg:height="0.29167in">
              <draw:text-box>
                <text:p text:style-name="a6" text:class-names="" text:cond-style-name=""><text:span text:style-name="a5" text:class-names="">Theoretical Error Prop Horizontal Disk</text:span></text:p>
                <text:p text:style-name="a8" text:class-names="" text:cond-style-name=""><text:span text:style-name="a7" text:class-names=""/></text:p>
              </draw:text-box>
              <svg:title/>
              <svg:desc/>
            </draw:frame>
          </table:table-cell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10" table:style-name="ce1"/>
          <table:table-cell office:value-type="string" table:style-name="ce3">
            <text:p>R1(deriv)kgm</text:p>
          </table:table-cell>
          <table:table-cell office:value-type="string" table:style-name="ce3">
            <text:p>M(Deriv)</text:p>
          </table:table-cell>
          <table:table-cell office:value-type="string" table:style-name="ce3">
            <text:p>ẟm (kg)</text:p>
          </table:table-cell>
          <table:table-cell office:value-type="string" table:style-name="ce10">
            <text:p>ẟR1<text:span text:style-name="T7"><text:s/></text:span>(m)</text:p>
          </table:table-cell>
          <table:table-cell office:value-type="string" table:style-name="ce3">
            <text:p>ẟI<text:span text:style-name="T3">theory</text:span>Disk</text:p>
          </table:table-cell>
          <table:table-cell table:number-columns-repeated="16369" table:style-name="ce1"/>
        </table:table-row>
        <table:table-row table:style-name="ro1">
          <table:table-cell table:number-columns-repeated="10" table:style-name="ce1"/>
          <table:table-cell office:value-type="float" office:value="0" table:formula="of:=([.B3]/1000*([.D3]*0.5)/100)" table:style-name="ce11">
            <text:p>0</text:p>
          </table:table-cell>
          <table:table-cell office:value-type="float" office:value="0" table:formula="of:=0.5*(0.5*[.D3]/100)^2" table:style-name="ce11">
            <text:p>0</text:p>
          </table:table-cell>
          <table:table-cell office:value-type="float" office:value="1E-4" table:style-name="ce11">
            <text:p>0.0001</text:p>
          </table:table-cell>
          <table:table-cell office:value-type="float" office:value="1.0000000000000001E-5" table:formula="of:=0.00001" table:style-name="ce11">
            <text:p>0.00001</text:p>
          </table:table-cell>
          <table:table-cell office:value-type="float" office:value="0" table:formula="of:=SQRT([.K27]^2*[.N27]^2+[.L27]^2*[.M27]^2)" table:style-name="ce11">
            <text:p>0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table:style-name="ce1">
            <draw:frame draw:z-index="3" draw:id="id2" draw:style-name="a14" draw:name="TextBox 3" svg:x="0.26042in" svg:y="0.02083in" svg:width="2.69791in" svg:height="0.29167in">
              <draw:text-box>
                <text:p text:style-name="a11" text:class-names="" text:cond-style-name=""><text:span text:style-name="a10" text:class-names="">Theoretical Error Prop Vertical Disk</text:span></text:p>
                <text:p text:style-name="a13" text:class-names="" text:cond-style-name=""><text:span text:style-name="a12" text:class-names=""/></text:p>
              </draw:text-box>
              <svg:title/>
              <svg:desc/>
            </draw:frame>
          </table:table-cell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3">
            <text:p>R1(deriv)kgm</text:p>
          </table:table-cell>
          <table:table-cell office:value-type="string" table:style-name="ce3">
            <text:p>M(Deriv)</text:p>
          </table:table-cell>
          <table:table-cell office:value-type="string" table:style-name="ce3">
            <text:p>ẟm (kg)</text:p>
          </table:table-cell>
          <table:table-cell office:value-type="string" table:style-name="ce10">
            <text:p>ẟR1<text:span text:style-name="T7"><text:s/></text:span>(m)</text:p>
          </table:table-cell>
          <table:table-cell office:value-type="string" table:style-name="ce3">
            <text:p>ẟI<text:span text:style-name="T3">theory</text:span>Disk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float" office:value="0" table:formula="of:=((0.5*[.D3])/100*[.B3]/1000)*0.5" table:style-name="ce11">
            <text:p>0</text:p>
          </table:table-cell>
          <table:table-cell office:value-type="float" office:value="0" table:formula="of:=0.25*(0.5*[.D3]/100)^2" table:style-name="ce11">
            <text:p>0</text:p>
          </table:table-cell>
          <table:table-cell office:value-type="float" office:value="1E-4" table:style-name="ce11">
            <text:p>0.0001</text:p>
          </table:table-cell>
          <table:table-cell office:value-type="float" office:value="1.0000000000000001E-5" table:formula="of:=0.00001" table:style-name="ce11">
            <text:p>0.00001</text:p>
          </table:table-cell>
          <table:table-cell office:value-type="float" office:value="0" table:formula="of:=SQRT([.K34]^2*[.N34]^2+[.L34]^2*[.M34]^2)" table:style-name="ce11">
            <text:p>0</text:p>
          </table:table-cell>
          <table:table-cell table:number-columns-repeated="16369"/>
        </table:table-row>
        <table:table-row table:number-rows-repeated="8" table:style-name="ro1">
          <table:table-cell table:number-columns-repeated="16384"/>
        </table:table-row>
        <table:table-row table:style-name="ro1" table:visibility="collapse">
          <table:table-cell table:number-columns-repeated="10"/>
          <table:table-cell table:number-columns-repeated="16374" table:style-name="ce1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Jonathon Delemos</dc:creator>
    <meta:creation-date>2023-05-04T12:10:16Z</meta:creation-date>
    <dc:date>2023-05-12T04:54:24Z</dc:date>
    <meta:editing-cycles>21</meta:editing-cycles>
    <meta:editing-duration>PT4459S</meta:editing-duration>
  </office:meta>
</office:document-meta>
</file>